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70e9" officeooo:paragraph-rsid="00009667"/>
    </style:style>
    <style:style style:name="P2" style:family="paragraph" style:parent-style-name="Standard" style:list-style-name="L1">
      <style:text-properties officeooo:rsid="00048370" officeooo:paragraph-rsid="00009667"/>
    </style:style>
    <style:style style:name="P3" style:family="paragraph" style:parent-style-name="Standard" style:list-style-name="L1">
      <style:text-properties officeooo:rsid="0005d447" officeooo:paragraph-rsid="00009667"/>
    </style:style>
    <style:style style:name="P4" style:family="paragraph" style:parent-style-name="Standard" style:list-style-name="L1">
      <style:text-properties officeooo:rsid="00071a50" officeooo:paragraph-rsid="00009667"/>
    </style:style>
    <style:style style:name="P5" style:family="paragraph" style:parent-style-name="Standard" style:list-style-name="L1">
      <style:text-properties officeooo:rsid="0002ddb7" officeooo:paragraph-rsid="00009667"/>
    </style:style>
    <style:style style:name="P6" style:family="paragraph" style:parent-style-name="Standard" style:list-style-name="L1">
      <style:text-properties officeooo:rsid="00009667" officeooo:paragraph-rsid="00009667"/>
    </style:style>
    <style:style style:name="P7" style:family="paragraph" style:parent-style-name="Standard" style:list-style-name="L1">
      <style:text-properties officeooo:rsid="00016219" officeooo:paragraph-rsid="00016219"/>
    </style:style>
    <style:style style:name="T1" style:family="text">
      <style:text-properties officeooo:rsid="000a2e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83172332" text:style-name="L1">
        <text:list-item>
          <text:p text:style-name="P2">Essence thief</text:p>
          <text:list>
            <text:list-item>
              <text:p text:style-name="P2">steal more</text:p>
            </text:list-item>
            <text:list-item>
              <text:p text:style-name="P3"><text:span text:style-name="T1">slightly</text:span> higher essence capacity</text:p>
            </text:list-item>
          </text:list>
        </text:list-item>
        <text:list-item>
          <text:p text:style-name="P6">Essence giver</text:p>
          <text:list>
            <text:list-item>
              <text:p text:style-name="P4">Give more</text:p>
            </text:list-item>
            <text:list-item>
              <text:p text:style-name="P4">higher essence capacity</text:p>
            </text:list-item>
          </text:list>
        </text:list-item>
        <text:list-item>
          <text:p text:style-name="P1">Essence <text:span text:style-name="T1">hoarder</text:span></text:p>
          <text:list>
            <text:list-item>
              <text:p text:style-name="P1">much higher essence capacity</text:p>
            </text:list-item>
          </text:list>
        </text:list-item>
        <text:list-item>
          <text:p text:style-name="P5">Essence flow</text:p>
          <text:list>
            <text:list-item>
              <text:p text:style-name="P5">Steal more</text:p>
            </text:list-item>
            <text:list-item>
              <text:p text:style-name="P5">Lose more</text:p>
            </text:list-item>
          </text:list>
        </text:list-item>
        <text:list-item>
          <text:p text:style-name="P7">e</text:p>
        </text:list-item>
        <text:list-item>
          <text:p text:style-name="P7">e</text:p>
        </text:list-item>
        <text:list-item>
          <text:p text:style-name="P7">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11-08T16:13:34.542000000</dc:date>
    <meta:editing-duration>PT1M18S</meta:editing-duration>
    <meta:editing-cycles>2</meta:editing-cycles>
    <meta:document-statistic meta:table-count="0" meta:image-count="0" meta:object-count="0" meta:page-count="1" meta:paragraph-count="14" meta:word-count="44" meta:character-count="191" meta:non-whitespace-character-count="175"/>
  </office:meta>
</office:document-meta>
</file>